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239c" officeooo:paragraph-rsid="0011239c"/>
    </style:style>
    <style:style style:name="P2" style:family="paragraph" style:parent-style-name="Standard">
      <style:paragraph-properties fo:text-align="center" style:justify-single-word="false"/>
      <style:text-properties officeooo:rsid="0011239c" officeooo:paragraph-rsid="00112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World</text:p>
      <text:p text:style-name="P1"/>
      <text:p text:style-name="P1">This is a metaloom sample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1:24:27.330905189</meta:creation-date>
    <dc:date>2023-11-25T11:25:32.882756264</dc:date>
    <meta:editing-duration>PT1M6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40"/>
    <meta:generator>LibreOffice/7.5.6.2$Linux_X86_64 LibreOffice_project/50$Build-2</meta:generator>
  </office:meta>
</office:document-meta>
</file>